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23<text:span text:style-name="T3">Rd</text:span> <text:s/>September 2014 Time : 3.00 PM to 4.00 PM , GMRT Conference room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DBB,CPK,SNK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18489753721" text:style-name="L1">
              <text:list-item>
                <text:p text:style-name="P6">RRU &amp; NMS tested GAB system in ABR Lab. </text:p>
                <text:p text:style-name="P6">- RRU &amp; Mr. Sougato tested new RFCM interface card for front end system with Rabbit MCM card with Online_v2.</text:p>
                <text:p text:style-name="P6"/>
              </text:list-item>
              <text:list-item>
                <text:p text:style-name="P6">DBB will combine all functions in one program of NOVAS library. <text:s/></text:p>
                <text:p text:style-name="P6"><text:s/></text:p>
              </text:list-item>
              <text:list-item>
                <text:p text:style-name="P6">CPK updated that</text:p>
                <text:p text:style-name="P6">- Server class machine indent is with purchase department.</text:p>
                <text:p text:style-name="P6"/>
              </text:list-item>
              <text:list-item>
                <text:p text:style-name="P6">NMS has completed the QML GUI work.</text:p>
                <text:p text:style-name="P6">- One reset MCM button has been implemented in Rabbit MCM webpage to reset MCM software in any unavoidable condition.</text:p>
                <text:p text:style-name="P6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9-24T13:44:14</dc:date>
    <dc:creator>teleset </dc:creator>
    <meta:editing-duration>P2DT12H9M52S</meta:editing-duration>
    <meta:editing-cycles>594</meta:editing-cycles>
    <meta:generator>LibreOffice/3.4$Linux LibreOffice_project/340m1$Build-602</meta:generator>
    <meta:document-statistic meta:table-count="1" meta:image-count="0" meta:object-count="0" meta:page-count="1" meta:paragraph-count="23" meta:word-count="132" meta:character-count="722" meta:non-whitespace-character-count="595"/>
  </office:meta>
</office:document-meta>
</file>